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0004in" svg:height="4.8843in" svg:x="5.5701in" svg:y="3.8441in">
            <draw:object draw:notify-on-update-of-ranges="Sheet1.A1:Sheet1.A1 Sheet1.A2:Sheet1.A54 Sheet1.D1:Sheet1.D1 Sheet1.D2:Sheet1.D5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34.285714">
            <text:p>34.2857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26.666667">
            <text:p>26.6666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21.818182">
            <text:p>21.818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19.27399">
            <text:p>19.2739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19.039433">
            <text:p>19.0394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8.848077">
            <text:p>18.84807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8.690008">
            <text:p>18.69000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8.557985">
            <text:p>18.55798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.44662">
            <text:p>18.4466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8.351844">
            <text:p>18.3518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8.270536">
            <text:p>18.2705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8.200275">
            <text:p>18.20027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8.139154">
            <text:p>18.13915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8.085663">
            <text:p>18.08566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.038587">
            <text:p>18.03858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7.996944">
            <text:p>17.99694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7.959932">
            <text:p>17.9599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7.926892">
            <text:p>17.92689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7.897276">
            <text:p>17.89727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17.870629">
            <text:p>17.87062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.846568">
            <text:p>17.84656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17.82477">
            <text:p>17.824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17.80496">
            <text:p>17.8049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17.786904">
            <text:p>17.7869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17.770402">
            <text:p>17.77040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17.755281">
            <text:p>17.75528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.741391">
            <text:p>17.74139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17.728602">
            <text:p>17.7286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17.716801">
            <text:p>17.71680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17.705889">
            <text:p>17.70588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17.69578">
            <text:p>17.6957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17.686396">
            <text:p>17.68639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7.67767">
            <text:p>17.6776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17.669541">
            <text:p>17.66954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17.661957">
            <text:p>17.66195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7.65487">
            <text:p>17.6548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17.648238">
            <text:p>17.64823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17.642022">
            <text:p>17.64202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.636189">
            <text:p>17.63618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17.630707">
            <text:p>17.63070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17.62555">
            <text:p>17.6255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17.620691">
            <text:p>17.62069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17.616109">
            <text:p>17.61610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17.611783">
            <text:p>17.611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inski </meta:initial-creator>
    <meta:creation-date>2013-10-06T15:40:58</meta:creation-date>
    <dc:date>2013-10-06T16:04:17</dc:date>
    <dc:creator>Osinski </dc:creator>
    <meta:editing-duration>PT8M8S</meta:editing-duration>
    <meta:editing-cycles>1</meta:editing-cycles>
    <meta:document-statistic meta:table-count="1" meta:cell-count="216" meta:object-count="1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roid Sans'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2cm" svg:height="12.407cm" xlink:href=".." xlink:type="simple" chart:class="chart:bar" chart:style-name="ch1">
        <chart:title svg:x="5.289cm" svg:y="0.384cm" chart:style-name="ch2">
          <text:p>Fuerza máxima por Span de puente</text:p>
        </chart:title>
        <chart:subtitle svg:x="7.538cm" svg:y="1.411cm" chart:style-name="ch3">
          <text:p>n=8, h=3, Ci=5</text:p>
        </chart:subtitle>
        <chart:legend svg:x="14.141cm" svg:y="2.445cm" style:legend-expansion="custom" chartooo:width="3.119cm" chartooo:height="1.392cm" style:legend-expansion-aspect-ratio="2.24066091954023" chart:style-name="ch4"/>
        <chart:plot-area chart:style-name="ch5" table:cell-range-address="Sheet1.A1:Sheet1.A54 Sheet1.D1:Sheet1.D54" chart:data-source-has-labels="both" svg:x="1.365cm" svg:y="2.59cm" svg:width="12.79cm" svg:height="8.586cm">
          <chartooo:coordinate-region svg:x="2.172cm" svg:y="2.789cm" svg:width="11.815cm" svg:height="7.342cm"/>
          <chart:axis chart:dimension="x" chart:name="primary-x" chart:style-name="ch6" chartooo:axis-type="auto">
            <chartooo:date-scale/>
            <chart:title svg:x="7.319cm" svg:y="11.424cm" chart:style-name="ch7">
              <text:p>Span</text:p>
            </chart:title>
            <chart:categories table:cell-range-address="Sheet1.A2:Sheet1.A54"/>
          </chart:axis>
          <chart:axis chart:dimension="y" chart:name="primary-y" chart:style-name="ch8">
            <chart:title svg:x="0.45cm" svg:y="8.475cm" chart:style-name="ch9">
              <text:p>Máxima fuerza en link</text:p>
            </chart:title>
            <chart:grid chart:style-name="ch10" chart:class="major"/>
          </chart:axis>
          <chart:series chart:style-name="ch11" chart:values-cell-range-address="Sheet1.D2:Sheet1.D54" chart:label-cell-address="Sheet1.D1:Sheet1.D1" chart:class="chart:ba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:Sheet1.A54</svg:desc>
                </draw:g>
              </table:table-cell>
              <table:table-cell office:value-type="float" office:value="240">
                <text:p>240</text:p>
                <draw:g>
                  <svg:desc>Sheet1.D2:Sheet1.D54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.285714">
                <text:p>34.2857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.666667">
                <text:p>26.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.818182">
                <text:p>21.8181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.27399">
                <text:p>19.273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.039433">
                <text:p>19.0394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.848077">
                <text:p>18.8480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.690008">
                <text:p>18.69000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8.557985">
                <text:p>18.5579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.44662">
                <text:p>18.4466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8.351844">
                <text:p>18.3518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.270536">
                <text:p>18.27053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8.200275">
                <text:p>18.20027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8.139154">
                <text:p>18.13915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8.085663">
                <text:p>18.0856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8.038587">
                <text:p>18.0385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996944">
                <text:p>17.99694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7.959932">
                <text:p>17.95993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7.926892">
                <text:p>17.92689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7.897276">
                <text:p>17.89727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.870629">
                <text:p>17.870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.846568">
                <text:p>17.84656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.82477">
                <text:p>17.824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.80496">
                <text:p>17.8049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.786904">
                <text:p>17.78690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7.770402">
                <text:p>17.7704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.755281">
                <text:p>17.75528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7.741391">
                <text:p>17.74139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7.728602">
                <text:p>17.72860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7.716801">
                <text:p>17.71680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7.705889">
                <text:p>17.7058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.69578">
                <text:p>17.6957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7.686396">
                <text:p>17.68639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7.67767">
                <text:p>17.6776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.669541">
                <text:p>17.66954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.661957">
                <text:p>17.6619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.65487">
                <text:p>17.6548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7.648238">
                <text:p>17.64823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7.642022">
                <text:p>17.64202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7.636189">
                <text:p>17.63618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7.630707">
                <text:p>17.6307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.62555">
                <text:p>17.6255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7.620691">
                <text:p>17.62069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7.616109">
                <text:p>17.61610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7.611783">
                <text:p>17.611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